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bitwise-table" style:family="table">
      <style:table-properties style:width="6.6931in" table:align="margins"/>
    </style:style>
    <style:style style:name="bitwise-table.A" style:family="table-column">
      <style:table-column-properties style:column-width="1.1153in" style:rel-column-width="10922*"/>
    </style:style>
    <style:style style:name="bitwise-table.F" style:family="table-column">
      <style:table-column-properties style:column-width="1.116in" style:rel-column-width="10925*"/>
    </style:style>
    <style:style style:name="bitwise-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bitwise-table.F1" style:family="table-cell">
      <style:table-cell-properties fo:background-color="transparent" fo:padding="0.0382in" fo:border="0.5pt solid #000000" style:writing-mode="page">
        <style:background-image/>
      </style:table-cell-properties>
    </style:style>
    <style:style style:name="bitwise-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itwise-table.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color="#000000" officeooo:rsid="00686b80" officeooo:paragraph-rsid="00686b80"/>
    </style:style>
    <style:style style:name="P2" style:family="paragraph" style:parent-style-name="Standard">
      <style:text-properties fo:color="#000000" style:text-underline-style="none" officeooo:rsid="00686b80" officeooo:paragraph-rsid="00686b80"/>
    </style:style>
    <style:style style:name="P3" style:family="paragraph" style:parent-style-name="Standard">
      <style:text-properties fo:color="#000000" style:text-underline-style="none" officeooo:rsid="0078f1f2" officeooo:paragraph-rsid="0078f1f2"/>
    </style:style>
    <style:style style:name="P4" style:family="paragraph" style:parent-style-name="Standard">
      <style:text-properties style:text-underline-style="none" officeooo:rsid="00899fc0" officeooo:paragraph-rsid="00899fc0"/>
    </style:style>
    <style:style style:name="P5" style:family="paragraph" style:parent-style-name="Standard">
      <style:text-properties style:text-underline-style="none" officeooo:rsid="008ae1d1" officeooo:paragraph-rsid="008ae1d1"/>
    </style:style>
    <style:style style:name="P6" style:family="paragraph" style:parent-style-name="Standard">
      <style:text-properties style:text-underline-style="none" officeooo:rsid="008dee3e" officeooo:paragraph-rsid="008dee3e"/>
    </style:style>
    <style:style style:name="P7" style:family="paragraph" style:parent-style-name="Standard">
      <style:text-properties style:text-underline-style="none" officeooo:rsid="009117a2" officeooo:paragraph-rsid="009117a2"/>
    </style:style>
    <style:style style:name="P8" style:family="paragraph" style:parent-style-name="Standard">
      <style:text-properties style:text-underline-style="none" officeooo:rsid="0091d7a5" officeooo:paragraph-rsid="0091d7a5"/>
    </style:style>
    <style:style style:name="P9" style:family="paragraph" style:parent-style-name="Standard">
      <style:text-properties style:text-underline-style="none" officeooo:rsid="00983941" officeooo:paragraph-rsid="00983941"/>
    </style:style>
    <style:style style:name="P10" style:family="paragraph" style:parent-style-name="Standard">
      <style:text-properties style:text-underline-style="none" officeooo:rsid="009e9eb2" officeooo:paragraph-rsid="009e9eb2"/>
    </style:style>
    <style:style style:name="P11" style:family="paragraph" style:parent-style-name="Standard">
      <style:text-properties style:text-underline-style="none" officeooo:rsid="009f3181" officeooo:paragraph-rsid="009f3181"/>
    </style:style>
    <style:style style:name="P12" style:family="paragraph" style:parent-style-name="Standard">
      <style:text-properties style:text-underline-style="none" officeooo:rsid="00a48744" officeooo:paragraph-rsid="00a48744"/>
    </style:style>
    <style:style style:name="P13" style:family="paragraph" style:parent-style-name="Standard">
      <style:text-properties style:text-underline-style="none" officeooo:rsid="00a4d486" officeooo:paragraph-rsid="00a4d486"/>
    </style:style>
    <style:style style:name="P14" style:family="paragraph" style:parent-style-name="Standard">
      <style:text-properties style:text-underline-style="none" officeooo:rsid="00a80f98" officeooo:paragraph-rsid="00a80f98"/>
    </style:style>
    <style:style style:name="P15" style:family="paragraph" style:parent-style-name="Standard">
      <style:text-properties style:text-underline-style="none" officeooo:rsid="00a931ad" officeooo:paragraph-rsid="00a931ad"/>
    </style:style>
    <style:style style:name="P16" style:family="paragraph" style:parent-style-name="Standard">
      <style:text-properties style:text-underline-style="none" officeooo:rsid="00a931ad" officeooo:paragraph-rsid="00a9e3dd"/>
    </style:style>
    <style:style style:name="P17" style:family="paragraph" style:parent-style-name="Standard">
      <style:text-properties style:text-underline-style="none" officeooo:rsid="00a9e3dd" officeooo:paragraph-rsid="00a9e3dd"/>
    </style:style>
    <style:style style:name="P18" style:family="paragraph" style:parent-style-name="Standard">
      <style:text-properties style:text-underline-style="none" officeooo:rsid="00a9e3dd" officeooo:paragraph-rsid="00ab2dfa"/>
    </style:style>
    <style:style style:name="P19" style:family="paragraph" style:parent-style-name="Standard">
      <style:text-properties style:text-underline-style="none" officeooo:rsid="00ad285e" officeooo:paragraph-rsid="00ad285e"/>
    </style:style>
    <style:style style:name="P20" style:family="paragraph" style:parent-style-name="Standard">
      <style:text-properties style:text-underline-style="none" officeooo:rsid="00b50997" officeooo:paragraph-rsid="00b50997"/>
    </style:style>
    <style:style style:name="P21" style:family="paragraph" style:parent-style-name="Standard">
      <style:text-properties style:text-underline-style="none" officeooo:rsid="00b50997" officeooo:paragraph-rsid="00ba0d12"/>
    </style:style>
    <style:style style:name="P22" style:family="paragraph" style:parent-style-name="Standard">
      <style:text-properties style:text-underline-style="none" officeooo:rsid="00bc359b" officeooo:paragraph-rsid="00bc359b"/>
    </style:style>
    <style:style style:name="P23" style:family="paragraph" style:parent-style-name="Standard">
      <style:text-properties style:text-underline-style="none" officeooo:rsid="00bdb546" officeooo:paragraph-rsid="00bdb546"/>
    </style:style>
    <style:style style:name="P24" style:family="paragraph" style:parent-style-name="Standard">
      <style:text-properties style:text-underline-style="none" fo:font-weight="normal" officeooo:rsid="00bdb546" officeooo:paragraph-rsid="00bdb546" style:font-weight-asian="normal" style:font-weight-complex="normal"/>
    </style:style>
    <style:style style:name="P25" style:family="paragraph" style:parent-style-name="Standard">
      <style:text-properties style:text-underline-style="none" fo:font-weight="normal" officeooo:rsid="00b50997" officeooo:paragraph-rsid="00bdb546" style:font-weight-asian="normal" style:font-weight-complex="normal"/>
    </style:style>
    <style:style style:name="P26" style:family="paragraph" style:parent-style-name="Standard">
      <style:text-properties style:text-underline-style="none" fo:font-weight="normal" officeooo:rsid="00b50997" officeooo:paragraph-rsid="00c2940d" style:font-weight-asian="normal" style:font-weight-complex="normal"/>
    </style:style>
    <style:style style:name="P27" style:family="paragraph" style:parent-style-name="Standard">
      <style:text-properties style:text-underline-style="none" fo:font-weight="normal" officeooo:rsid="00b50997" officeooo:paragraph-rsid="00c457f6" style:font-weight-asian="normal" style:font-weight-complex="normal"/>
    </style:style>
    <style:style style:name="P28" style:family="paragraph" style:parent-style-name="Standard">
      <style:text-properties style:text-underline-style="none" fo:font-weight="normal" officeooo:rsid="00bf134e" officeooo:paragraph-rsid="00bf134e" style:font-weight-asian="normal" style:font-weight-complex="normal"/>
    </style:style>
    <style:style style:name="P29" style:family="paragraph" style:parent-style-name="Standard">
      <style:text-properties style:text-underline-style="none" fo:font-weight="normal" officeooo:rsid="00c2940d" officeooo:paragraph-rsid="00c2940d" style:font-weight-asian="normal" style:font-weight-complex="normal"/>
    </style:style>
    <style:style style:name="P30" style:family="paragraph" style:parent-style-name="Standard">
      <style:text-properties style:text-underline-style="none" fo:font-weight="normal" officeooo:rsid="00c2940d" officeooo:paragraph-rsid="00c457f6" style:font-weight-asian="normal" style:font-weight-complex="normal"/>
    </style:style>
    <style:style style:name="P31" style:family="paragraph" style:parent-style-name="Standard">
      <style:text-properties style:text-underline-style="none" fo:font-weight="normal" officeooo:rsid="00c457f6" officeooo:paragraph-rsid="00c457f6" style:font-weight-asian="normal" style:font-weight-complex="normal"/>
    </style:style>
    <style:style style:name="P32" style:family="paragraph" style:parent-style-name="Standard">
      <style:text-properties style:text-underline-style="none" fo:font-weight="normal" officeooo:rsid="00c457f6" officeooo:paragraph-rsid="00c5c196" style:font-weight-asian="normal" style:font-weight-complex="normal"/>
    </style:style>
    <style:style style:name="P33" style:family="paragraph" style:parent-style-name="Standard">
      <style:text-properties style:text-underline-style="none" fo:font-weight="normal" officeooo:rsid="00c5c196" officeooo:paragraph-rsid="00c5c196" style:font-weight-asian="normal" style:font-weight-complex="normal"/>
    </style:style>
    <style:style style:name="P34" style:family="paragraph" style:parent-style-name="Standard">
      <style:text-properties style:text-underline-style="none" fo:font-weight="normal" officeooo:rsid="00c6f567" officeooo:paragraph-rsid="00c6f567" style:font-weight-asian="normal" style:font-weight-complex="normal"/>
    </style:style>
    <style:style style:name="P35" style:family="paragraph" style:parent-style-name="Standard">
      <style:text-properties style:text-underline-style="none" fo:font-weight="normal" officeooo:rsid="00c9a40a" officeooo:paragraph-rsid="00c9a40a" style:font-weight-asian="normal" style:font-weight-complex="normal"/>
    </style:style>
    <style:style style:name="P36" style:family="paragraph" style:parent-style-name="Standard">
      <style:text-properties style:text-underline-style="none" fo:font-weight="normal" officeooo:rsid="00cba5f0" officeooo:paragraph-rsid="00cba5f0" style:font-weight-asian="normal" style:font-weight-complex="normal"/>
    </style:style>
    <style:style style:name="P37" style:family="paragraph" style:parent-style-name="Standard">
      <style:text-properties style:text-underline-style="none" fo:font-weight="normal" officeooo:rsid="00cba5f0" officeooo:paragraph-rsid="00ce8e32" style:font-weight-asian="normal" style:font-weight-complex="normal"/>
    </style:style>
    <style:style style:name="P38" style:family="paragraph" style:parent-style-name="Standard">
      <style:text-properties style:text-underline-style="none" fo:font-weight="normal" officeooo:rsid="00d2c6db" officeooo:paragraph-rsid="00d2c6db" style:font-weight-asian="normal" style:font-weight-complex="normal"/>
    </style:style>
    <style:style style:name="P39" style:family="paragraph" style:parent-style-name="Standard">
      <style:text-properties style:text-underline-style="none" fo:font-weight="normal" officeooo:rsid="00d2da4c" officeooo:paragraph-rsid="00d2da4c" style:font-weight-asian="normal" style:font-weight-complex="normal"/>
    </style:style>
    <style:style style:name="P40" style:family="paragraph" style:parent-style-name="Standard">
      <style:text-properties style:text-underline-style="none" fo:font-weight="normal" officeooo:rsid="00ce8e32" officeooo:paragraph-rsid="00ce8e32" style:font-weight-asian="normal" style:font-weight-complex="normal"/>
    </style:style>
    <style:style style:name="P41" style:family="paragraph" style:parent-style-name="Standard">
      <style:text-properties style:text-underline-style="none" officeooo:rsid="00ab2dfa" officeooo:paragraph-rsid="00ab2dfa"/>
    </style:style>
    <style:style style:name="P42" style:family="paragraph" style:parent-style-name="Standard">
      <style:text-properties officeooo:paragraph-rsid="007a5391"/>
    </style:style>
    <style:style style:name="P43" style:family="paragraph" style:parent-style-name="Standard">
      <style:text-properties officeooo:rsid="0081a3c6" officeooo:paragraph-rsid="0081a3c6"/>
    </style:style>
    <style:style style:name="P44" style:family="paragraph" style:parent-style-name="Standard">
      <style:text-properties officeooo:rsid="00820fcb" officeooo:paragraph-rsid="00820fcb"/>
    </style:style>
    <style:style style:name="P45" style:family="paragraph" style:parent-style-name="Standard">
      <style:text-properties style:text-underline-style="solid" style:text-underline-width="auto" style:text-underline-color="font-color" officeooo:rsid="00899fc0" officeooo:paragraph-rsid="00820fcb"/>
    </style:style>
    <style:style style:name="P46" style:family="paragraph" style:parent-style-name="Standard">
      <style:text-properties fo:font-style="normal" style:text-underline-style="none" fo:font-weight="normal" officeooo:rsid="00ce8e32" officeooo:paragraph-rsid="00ce8e32"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d0c845" officeooo:paragraph-rsid="00d0c845"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d13fa9" officeooo:paragraph-rsid="00d13fa9"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d2da4c" officeooo:paragraph-rsid="00d2da4c"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d485a2" officeooo:paragraph-rsid="00d485a2"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d5944e" officeooo:paragraph-rsid="00d5944e"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d5944e" officeooo:paragraph-rsid="00d787b5"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d5944e" officeooo:paragraph-rsid="00dce47b"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d5944e" officeooo:paragraph-rsid="00e39c81"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d8725b" officeooo:paragraph-rsid="00d8725b"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dd43de" officeooo:paragraph-rsid="00dd43de"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de3e89" officeooo:paragraph-rsid="00de3e89"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e39c81" officeooo:paragraph-rsid="00e39c81"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e70471" officeooo:paragraph-rsid="00e70471"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e80110" officeooo:paragraph-rsid="00e80110"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e80110" officeooo:paragraph-rsid="00e8a0ea"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e8a0ea" officeooo:paragraph-rsid="00e8a0ea"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eca39e" officeooo:paragraph-rsid="00eca39e"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edca55" officeooo:paragraph-rsid="00edca55"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efafd9" officeooo:paragraph-rsid="00efafd9"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f18dba" officeooo:paragraph-rsid="00f18dba"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f1b126" officeooo:paragraph-rsid="00f1b126"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f1b126" officeooo:paragraph-rsid="00f508da"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fe6d3b" officeooo:paragraph-rsid="00fe6d3b" style:font-style-asian="normal" style:font-weight-asian="normal" style:font-style-complex="normal" style:font-weight-complex="normal"/>
    </style:style>
    <style:style style:name="P70" style:family="paragraph" style:parent-style-name="Standard">
      <style:text-properties fo:font-style="normal" style:text-underline-style="none" fo:font-weight="bold" officeooo:rsid="00de3e89" officeooo:paragraph-rsid="00de3e89" style:font-style-asian="normal" style:font-weight-asian="bold" style:font-style-complex="normal" style:font-weight-complex="bold"/>
    </style:style>
    <style:style style:name="P71" style:family="paragraph" style:parent-style-name="Standard">
      <style:text-properties fo:font-style="normal" style:text-underline-style="none" fo:font-weight="bold" officeooo:rsid="00d5944e" officeooo:paragraph-rsid="00d5944e" style:font-style-asian="normal" style:font-weight-asian="bold" style:font-style-complex="normal" style:font-weight-complex="bold"/>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39c81" officeooo:paragraph-rsid="00e39c8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214a" officeooo:paragraph-rsid="00e4214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2ed4" officeooo:paragraph-rsid="00e62ed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2ed4" officeooo:paragraph-rsid="00e62ed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font-style="normal" style:text-underline-style="none" fo:font-weight="normal" officeooo:rsid="00f070be" officeooo:paragraph-rsid="00f070be" style:font-style-asian="normal" style:font-weight-asian="normal" style:font-style-complex="normal" style:font-weight-complex="normal"/>
    </style:style>
    <style:style style:name="P79" style:family="paragraph" style:parent-style-name="Standard" style:list-style-name="L1">
      <style:text-properties fo:font-style="normal" style:text-underline-style="none" fo:font-weight="normal" officeooo:rsid="00f1b126" officeooo:paragraph-rsid="00f1b126" style:font-style-asian="normal" style:font-weight-asian="normal" style:font-style-complex="normal" style:font-weight-complex="normal"/>
    </style:style>
    <style:style style:name="P80" style:family="paragraph" style:parent-style-name="Standard" style:list-style-name="L1">
      <style:text-properties fo:font-style="normal" style:text-underline-style="none" fo:font-weight="normal" officeooo:rsid="00f1b126" officeooo:paragraph-rsid="00ff40c9"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f1b126" officeooo:paragraph-rsid="00ff40c9"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f1b126" officeooo:paragraph-rsid="00f1b126" style:font-style-asian="normal" style:font-weight-asian="normal" style:font-style-complex="normal" style:font-weight-complex="normal"/>
    </style:style>
    <style:style style:name="P83" style:family="paragraph" style:parent-style-name="Standard" style:list-style-name="L1">
      <style:text-properties fo:font-style="normal" style:text-underline-style="none" fo:font-weight="normal" officeooo:rsid="00f508da" officeooo:paragraph-rsid="00f508da" style:font-style-asian="normal" style:font-weight-asian="normal" style:font-style-complex="normal" style:font-weight-complex="normal"/>
    </style:style>
    <style:style style:name="P84" style:family="paragraph" style:parent-style-name="Standard" style:list-style-name="L1">
      <style:text-properties fo:font-style="normal" style:text-underline-style="none" fo:font-weight="normal" officeooo:rsid="00fe6d3b" officeooo:paragraph-rsid="00fe6d3b" style:font-style-asian="normal" style:font-weight-asian="normal" style:font-style-complex="normal" style:font-weight-complex="normal"/>
    </style:style>
    <style:style style:name="P85" style:family="paragraph" style:parent-style-name="Standard" style:list-style-name="L1">
      <style:text-properties fo:font-style="normal" style:text-underline-style="none" fo:font-weight="normal" officeooo:rsid="00ff40c9" officeooo:paragraph-rsid="00ff40c9"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0ff40c9" officeooo:paragraph-rsid="00ff40c9"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1032b49" officeooo:paragraph-rsid="01032b49"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107d097" officeooo:paragraph-rsid="0107d097"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99fc0"/>
    </style:style>
    <style:style style:name="T3" style:family="text">
      <style:text-properties officeooo:rsid="007a5391"/>
    </style:style>
    <style:style style:name="T4" style:family="text">
      <style:text-properties fo:color="#000000" style:text-underline-style="none" officeooo:rsid="007a5391"/>
    </style:style>
    <style:style style:name="T5" style:family="text">
      <style:text-properties officeooo:rsid="007d1d57"/>
    </style:style>
    <style:style style:name="T6" style:family="text">
      <style:text-properties officeooo:rsid="0084048e"/>
    </style:style>
    <style:style style:name="T7" style:family="text">
      <style:text-properties officeooo:rsid="008ae1d1"/>
    </style:style>
    <style:style style:name="T8" style:family="text">
      <style:text-properties officeooo:rsid="008f3fda"/>
    </style:style>
    <style:style style:name="T9" style:family="text">
      <style:text-properties officeooo:rsid="0091d7a5"/>
    </style:style>
    <style:style style:name="T10" style:family="text">
      <style:text-properties officeooo:rsid="00930aba"/>
    </style:style>
    <style:style style:name="T11" style:family="text">
      <style:text-properties officeooo:rsid="009b2152"/>
    </style:style>
    <style:style style:name="T12" style:family="text">
      <style:text-properties officeooo:rsid="00a0c400"/>
    </style:style>
    <style:style style:name="T13" style:family="text">
      <style:text-properties officeooo:rsid="00a48744"/>
    </style:style>
    <style:style style:name="T14" style:family="text">
      <style:text-properties officeooo:rsid="00a9e3dd"/>
    </style:style>
    <style:style style:name="T15" style:family="text">
      <style:text-properties officeooo:rsid="00ab2dfa"/>
    </style:style>
    <style:style style:name="T16" style:family="text">
      <style:text-properties officeooo:rsid="00ad285e"/>
    </style:style>
    <style:style style:name="T17" style:family="text">
      <style:text-properties officeooo:rsid="00ae0992"/>
    </style:style>
    <style:style style:name="T18" style:family="text">
      <style:text-properties officeooo:rsid="00af9d9f"/>
    </style:style>
    <style:style style:name="T19" style:family="text">
      <style:text-properties officeooo:rsid="00b1c12a"/>
    </style:style>
    <style:style style:name="T20" style:family="text">
      <style:text-properties officeooo:rsid="00b39349"/>
    </style:style>
    <style:style style:name="T21" style:family="text">
      <style:text-properties officeooo:rsid="00b50997"/>
    </style:style>
    <style:style style:name="T22" style:family="text">
      <style:text-properties officeooo:rsid="00b7aec1"/>
    </style:style>
    <style:style style:name="T23" style:family="text">
      <style:text-properties officeooo:rsid="00ba0d12"/>
    </style:style>
    <style:style style:name="T24" style:family="text">
      <style:text-properties officeooo:rsid="00bc359b"/>
    </style:style>
    <style:style style:name="T25" style:family="text">
      <style:text-properties officeooo:rsid="00bdb546"/>
    </style:style>
    <style:style style:name="T26" style:family="text">
      <style:text-properties fo:font-weight="bold" style:font-weight-asian="bold" style:font-weight-complex="bold"/>
    </style:style>
    <style:style style:name="T27" style:family="text">
      <style:text-properties officeooo:rsid="00bf134e"/>
    </style:style>
    <style:style style:name="T28" style:family="text">
      <style:text-properties officeooo:rsid="00c0b79d"/>
    </style:style>
    <style:style style:name="T29" style:family="text">
      <style:text-properties officeooo:rsid="00c2940d"/>
    </style:style>
    <style:style style:name="T30" style:family="text">
      <style:text-properties officeooo:rsid="00c457f6"/>
    </style:style>
    <style:style style:name="T31" style:family="text">
      <style:text-properties officeooo:rsid="00c5c196"/>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d2da4c" style:font-style-asian="normal" style:font-style-complex="normal"/>
    </style:style>
    <style:style style:name="T35" style:family="text">
      <style:text-properties fo:font-style="normal" officeooo:rsid="00d485a2" style:font-style-asian="normal" style:font-style-complex="normal"/>
    </style:style>
    <style:style style:name="T36" style:family="text">
      <style:text-properties officeooo:rsid="00c62c55"/>
    </style:style>
    <style:style style:name="T37" style:family="text">
      <style:text-properties officeooo:rsid="00c9a40a"/>
    </style:style>
    <style:style style:name="T38" style:family="text">
      <style:text-properties officeooo:rsid="00cba5f0"/>
    </style:style>
    <style:style style:name="T39" style:family="text">
      <style:text-properties officeooo:rsid="00ce8e32"/>
    </style:style>
    <style:style style:name="T40" style:family="text">
      <style:text-properties officeooo:rsid="00d787b5"/>
    </style:style>
    <style:style style:name="T41" style:family="text">
      <style:text-properties officeooo:rsid="00d93924"/>
    </style:style>
    <style:style style:name="T42" style:family="text">
      <style:text-properties officeooo:rsid="00dce47b"/>
    </style:style>
    <style:style style:name="T43" style:family="text">
      <style:text-properties officeooo:rsid="00dd43de"/>
    </style:style>
    <style:style style:name="T44" style:family="text">
      <style:text-properties officeooo:rsid="00e39c81"/>
    </style:style>
    <style:style style:name="T45" style:family="text">
      <style:text-properties officeooo:rsid="00e595fd"/>
    </style:style>
    <style:style style:name="T46" style:family="text">
      <style:text-properties officeooo:rsid="00e6e1a0"/>
    </style:style>
    <style:style style:name="T47" style:family="text">
      <style:text-properties officeooo:rsid="00e8a0ea"/>
    </style:style>
    <style:style style:name="T48" style:family="text">
      <style:text-properties officeooo:rsid="00ea92fb"/>
    </style:style>
    <style:style style:name="T49" style:family="text">
      <style:text-properties officeooo:rsid="00edca55"/>
    </style:style>
    <style:style style:name="T50" style:family="text">
      <style:text-properties style:text-position="super 58%"/>
    </style:style>
    <style:style style:name="T51" style:family="text">
      <style:text-properties officeooo:rsid="00f070be"/>
    </style:style>
    <style:style style:name="T52" style:family="text">
      <style:text-properties officeooo:rsid="00f2e619"/>
    </style:style>
    <style:style style:name="T53" style:family="text">
      <style:text-properties officeooo:rsid="00f9f6bf"/>
    </style:style>
    <style:style style:name="T54" style:family="text">
      <style:text-properties officeooo:rsid="00ff40c9"/>
    </style:style>
    <style:style style:name="T55" style:family="text">
      <style:text-properties officeooo:rsid="01013352"/>
    </style:style>
    <style:style style:name="T56" style:family="text">
      <style:text-properties officeooo:rsid="01032b49"/>
    </style:style>
    <style:style style:name="T57" style:family="text">
      <style:text-properties officeooo:rsid="010547c4"/>
    </style:style>
    <style:style style:name="T58" style:family="text">
      <style:text-properties officeooo:rsid="0107d097"/>
    </style:style>
    <style:style style:name="T59" style:family="text">
      <style:text-properties officeooo:rsid="010968d6"/>
    </style:style>
    <style:style style:name="T60" style:family="text">
      <style:text-properties officeooo:rsid="010b64da"/>
    </style:style>
    <style:style style:name="T61" style:family="text">
      <style:text-properties officeooo:rsid="010e0962"/>
    </style:style>
    <style:style style:name="T62" style:family="text">
      <style:text-properties officeooo:rsid="0112db8c"/>
    </style:style>
    <style:style style:name="T63" style:family="text">
      <style:text-properties officeooo:rsid="0113974b"/>
    </style:style>
    <style:style style:name="T64" style:family="text">
      <style:text-properties officeooo:rsid="01150bbc"/>
    </style:style>
    <text:list-style style:name="L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JavaScript Output</text:span></text:p>
      <text:p text:style-name="P2"/>
      <text:p text:style-name="P3">15. <text:span text:style-name="T3">Why we use window.alert() ?</text:span></text:p>
      <text:p text:style-name="P42"><text:span text:style-name="T4">&gt; </text:span>You can use an alert box to display data. <text:span text:style-name="T5">Actually it is an display output fuunction.</text:span></text:p>
      <text:p text:style-name="P42"/>
      <text:p text:style-name="P43">16. What is the console.log() ?</text:p>
      <text:p text:style-name="P44">&gt; console.log is a function that writes a message to log on the debugging console, <text:span text:style-name="T6">such as Webkit or Firebug. In a browser<text:tab/>you will not see anything on the screen. It logs a message to a debugging console.</text:span></text:p>
      <text:p text:style-name="P44"/>
      <text:p text:style-name="P44"/>
      <text:p text:style-name="P44"><text:tab/><text:tab/><text:tab/><text:tab/><text:span text:style-name="T2">JavaScript Statements</text:span></text:p>
      <text:p text:style-name="P45"/>
      <text:p text:style-name="P4">17. <text:span text:style-name="T7">How a JavaScript program is created?</text:span></text:p>
      <text:p text:style-name="P5">&gt; A JavaScript program is a list of statements to be executed by a computer.</text:p>
      <text:p text:style-name="P6"/>
      <text:p text:style-name="P6">18. What is JavaScript program?</text:p>
      <text:p text:style-name="P6">&gt; <text:span text:style-name="T8">A computer program is <text:s/>list of “instructions” to be executed by a computer. In programming language , these programs instruction is known as statements. A JavaScript program is a list of statements.</text:span></text:p>
      <text:p text:style-name="P6"/>
      <text:p text:style-name="P7">19. <text:span text:style-name="T9">How Javasctipt statements are consisted of?</text:span></text:p>
      <text:p text:style-name="P8">&gt; <text:span text:style-name="T10">JavaScript statements are composed of: Values, Operators, Expressions, Keywords, and Comments. Most JavaScript programs contain many Javascript statements. The statements are executed , one by one, in the same order as they are written.</text:span></text:p>
      <text:p text:style-name="P8"/>
      <text:p text:style-name="P9">20. What is function of semicolon in JavaScript?</text:p>
      <text:p text:style-name="P9">&gt; Semicolons separate JavaScript statements. We add semicolon at the end of each executable statement. When separated by <text:span text:style-name="T11">semicolons, multiple statements on one line are allowed.</text:span></text:p>
      <text:p text:style-name="P9"/>
      <text:p text:style-name="P10">21. What is the function 0f JavaScript White Space?</text:p>
      <text:p text:style-name="P10">&gt; JavaScript ignores multiple spaces. We can add white spaces to make our script more readable. <text:span text:style-name="T12">A good practice is to put spaces around operators (= - + <text:s/>/)</text:span></text:p>
      <text:p text:style-name="P10"/>
      <text:p text:style-name="P11">22. <text:s/><text:span text:style-name="T13">What is the function of JavaScript Line Length and Line Breaks?</text:span></text:p>
      <text:p text:style-name="P12">&gt; For best readability , programmers often like to avoid code lines longer than 80 characters. If JavaScript statement does not fit on one line, the best practice is to break it after an operator.</text:p>
      <text:p text:style-name="P12"/>
      <text:p text:style-name="P13">23. What is JavaScript Code Blocks?</text:p>
      <text:p text:style-name="P13">&gt; JavaScript statements can be grouped together in code blocks, inside curly brackets{…..}.</text:p>
      <text:p text:style-name="P13">The purpose of code blocks is to define statements to be executed together. One place we will find statements grouped together in blocks, is in JavaScript functions.<text:tab/></text:p>
      <text:p text:style-name="P19">======================&gt;26-10-18&lt;================================</text:p>
      <text:p text:style-name="P14">24. What is JavaScript Keywords?</text:p>
      <text:p text:style-name="P14">&gt; JavaScript statements often start with a keyword to identify the JavaScript <text:span text:style-name="T14">action to be performed.</text:span></text:p>
      <text:p text:style-name="P14"/>
      <text:p text:style-name="P14"/>
      <text:p text:style-name="P15">25. <text:span text:style-name="T14">What is the use of break?</text:span></text:p>
      <text:p text:style-name="P17">&gt; <text:span text:style-name="T16">It terminates <text:s/>a switch or a loop.</text:span></text:p>
      <text:p text:style-name="P16">2<text:span text:style-name="T15">6</text:span>. <text:span text:style-name="T14">What is the use of continue?</text:span></text:p>
      <text:p text:style-name="P17">&gt; <text:span text:style-name="T16">Jumps out of a loop and starts at the top.</text:span></text:p>
      <text:p text:style-name="P16"/>
      <text:p text:style-name="P16"><text:soft-page-break/>2<text:span text:style-name="T15">7</text:span>. <text:span text:style-name="T14">What is the use of debugger?</text:span></text:p>
      <text:p text:style-name="P17">&gt; <text:span text:style-name="T16">Stops the execution of JavaScript, and calls (if available) the debugging function.</text:span></text:p>
      <text:p text:style-name="P16">2<text:span text:style-name="T15">8</text:span>. <text:span text:style-name="T14">What is the use of do … while?</text:span></text:p>
      <text:p text:style-name="P17">&gt; <text:span text:style-name="T17">Executes a block of statements, and repeats the block , while a condition is true.</text:span></text:p>
      <text:p text:style-name="P16">2<text:span text:style-name="T15">9</text:span>. <text:span text:style-name="T14">What is the use of for?</text:span></text:p>
      <text:p text:style-name="P18">&gt; <text:span text:style-name="T18">Marks a block of statements to be executed, as long as a condition is true.</text:span></text:p>
      <text:p text:style-name="P41">30. What is the use of function?</text:p>
      <text:p text:style-name="P17">&gt; <text:span text:style-name="T19">Declares a function.</text:span></text:p>
      <text:p text:style-name="P16"><text:span text:style-name="T15">31</text:span>. <text:span text:style-name="T14">What is the use of if … else?</text:span></text:p>
      <text:p text:style-name="P17">&gt; <text:span text:style-name="T19">Marks a block of statements to be executed, depending on a condition.</text:span></text:p>
      <text:p text:style-name="P16"><text:span text:style-name="T15">3</text:span>2. <text:span text:style-name="T14">What is the use of return?</text:span></text:p>
      <text:p text:style-name="P17">&gt; <text:span text:style-name="T20">Exits a function.</text:span></text:p>
      <text:p text:style-name="P16"><text:span text:style-name="T15">33</text:span>. <text:span text:style-name="T14">What is the use of switch?</text:span></text:p>
      <text:p text:style-name="P17">&gt; <text:span text:style-name="T20">Marks a block of statements to be executed, depending on different cases.</text:span></text:p>
      <text:p text:style-name="P16"><text:span text:style-name="T15">34</text:span>. <text:span text:style-name="T14">What is the use of try … catch?</text:span></text:p>
      <text:p text:style-name="P17">&gt; <text:span text:style-name="T21">Implements error handing to a block of statements.</text:span></text:p>
      <text:p text:style-name="P16"><text:span text:style-name="T15">3</text:span>5. <text:span text:style-name="T14">What is the use of var?</text:span></text:p>
      <text:p text:style-name="P17">&gt; <text:span text:style-name="T21">Declares a variable.</text:span></text:p>
      <text:p text:style-name="P20">35. What is meant by JavaScript Syntax?</text:p>
      <text:p text:style-name="P20">&gt; <text:span text:style-name="T22">JavaScript syntax is the set of rules, how JavaScript programs are constructed.</text:span></text:p>
      <text:p text:style-name="P21">3<text:span text:style-name="T23">6</text:span>. What is meant by JavaScript <text:span text:style-name="T24">Values</text:span>?</text:p>
      <text:p text:style-name="P22">&gt; <text:span text:style-name="T25">The JavaScript syntax defines two types of values: Fixed values and Variable values.</text:span></text:p>
      <text:p text:style-name="P23">Fixed values are called <text:span text:style-name="T26">literals.</text:span></text:p>
      <text:p text:style-name="P24">Variable values are called <text:span text:style-name="T26"><text:s/>variables.</text:span></text:p>
      <text:p text:style-name="P25">3<text:span text:style-name="T25">7</text:span>. <text:span text:style-name="T27">Discuss </text:span><text:s/>JavaScript <text:span text:style-name="T25">Literals</text:span>?</text:p>
      <text:p text:style-name="P24">&gt; <text:s/><text:span text:style-name="T27">The rules are:</text:span></text:p>
      <text:p text:style-name="P28">Numbers are written with or without decimals.</text:p>
      <text:p text:style-name="P28">S<text:span text:style-name="T28">t</text:span>rings are text, written within double or single quotes.</text:p>
      <text:p text:style-name="P26">3<text:span text:style-name="T25">7</text:span>. <text:span text:style-name="T27">Discuss </text:span><text:s/>JavaScript <text:span text:style-name="T29">Variables?</text:span></text:p>
      <text:p text:style-name="P29">&gt; In programming language , variables are used to store data values.</text:p>
      <text:p text:style-name="P30">JavaScript uses the var keyword to declare variables. An equal sign is used to assign values to variables.</text:p>
      <text:p text:style-name="P27">37. Discuss <text:s/>JavaScript Operators?</text:p>
      <text:p text:style-name="P30"><text:span text:style-name="T30">&gt; JavaScript uses arithmetic operators (+ - * /) to compute values.</text:span> </text:p>
      <text:p text:style-name="P31">38. What is meant by JavaScript Expressions?</text:p>
      <text:p text:style-name="P31">&gt; An expression is a combination of values, variables, and operators, which computes to a value.</text:p>
      <text:p text:style-name="P31">The computation is called an evaluation. Expression can also contain variable values.</text:p>
      <text:p text:style-name="P32">39. <text:s/><text:span text:style-name="T31">What is meant by JavaScript Comments?</text:span></text:p>
      <text:p text:style-name="P33">&gt; Not all JavaScript statements are “executed”. Code after double slashes // or between /* and */</text:p>
      <text:p text:style-name="P33">is treated as a comment. Comments are ignored and will not be executed. <text:span text:style-name="T36">And comments will be available inside &lt;script&gt; tag. Otherwise no impact.</text:span></text:p>
      <text:p text:style-name="P34">40. What is meant <text:s/>by JavaScript Identifiers?</text:p>
      <text:p text:style-name="P34">&gt; <text:s/><text:span text:style-name="T37">In <text:s/>JavaScript , identifiers are used to name variables <text:s/>(and keywords, and functions and labels).</text:span></text:p>
      <text:p text:style-name="P35">In JavaScript the first character must be a letter or an underscore or a dollar sign. Subsequent characters may be letters, digits , underscores, or dollar signs. </text:p>
      <text:p text:style-name="P35">41. Is JavaScript case sensitive?</text:p>
      <text:p text:style-name="P35">&gt; All JavaScript identifiers are case sensitive. The variables lastName and lastname, are two different variables. <text:span text:style-name="T38">JavaScript does not interpret VAR or Var as the keyword var.</text:span></text:p>
      <text:p text:style-name="P36">42. How many ways we write the multiple words <text:s/>variables in JavaScript?</text:p>
      <text:p text:style-name="P36">&gt; Historically programmers have used different ways of joining multiple words into one variable name:</text:p>
      <text:p text:style-name="P36">a. Hyphens: first-name, last-name, master-card, inter-city.</text:p>
      <text:p text:style-name="P36"><text:soft-page-break/>b. Underscore: first_name, last_name, master_card, inter_city.</text:p>
      <text:p text:style-name="P36">c. <text:s/>Upper Camel Case(Pascal Case): FirstName, LastName, MaterCard, InterCity.</text:p>
      <text:p text:style-name="P36">d. Lower Camel Case: firstName, lastName, masterCard, interCity.</text:p>
      <text:p text:style-name="P36">43, What is meant by JavaScript Character set?</text:p>
      <text:p text:style-name="P37">&gt; JavaScript uses the Unicode character set. Unicode covers (almost ) all the characters, punctuation, and symbols in the world.</text:p>
      <text:p text:style-name="P40">44. What is meant by JavaScript single line and multiple line comments?</text:p>
      <text:p text:style-name="P40">&gt; JavaScript comments can be used to prevent execution , when testing alternative code, to make it more readable.</text:p>
      <text:p text:style-name="P37"><text:span text:style-name="T39">Single line comments start with //</text:span>. Multi-line comments start with <text:span text:style-name="T32">*/ and ends with *</text:span><text:span text:style-name="T33">/ </text:span></text:p>
      <text:p text:style-name="P46">45. What is JavaScript variable?</text:p>
      <text:p text:style-name="P46">&gt; JavaScript variables are container for storing data values.</text:p>
      <text:p text:style-name="P47">46. What is meant by identifiers?</text:p>
      <text:p text:style-name="P47">&gt; All JavaScript variables must be identified with unique names. These unique names are called identifiers.</text:p>
      <text:p text:style-name="P47">47. Make a short note on JavaScript data types.</text:p>
      <text:p text:style-name="P47">&gt; In programming , text values are called text strings. JavaScript can handle many types of data, but for now, we just think of numbers and strings. Strings are written inside double or single quotes. Numbers are written without quotes. If we put a number in quotes, it will be treated as a text string.</text:p>
      <text:p text:style-name="P48">48. Can I put many variables in one statement?</text:p>
      <text:p text:style-name="P48">&gt; Yes , we can. We can declare many variables in one statement. We start statement with var and separate the variables by comma.</text:p>
      <text:p text:style-name="P48">49. What is meant by undefined value?</text:p>
      <text:p text:style-name="P48">&gt; A variable declared without a value will have the value undefined.</text:p>
      <text:p text:style-name="P48">50. What if I re-declare JavaScript variables?</text:p>
      <text:p text:style-name="P48">&gt; If we re-declare a JavaScript variable, it will not lose its value. <text:s/>If we assign a value to the carName and next we just declare the carName with var keyword again without assigning any value then the value of the car name will remain the same.</text:p>
      <text:p text:style-name="P38"><text:span text:style-name="T33">51. </text:span><text:span text:style-name="T34">What is known as the assignment operator?</text:span></text:p>
      <text:p text:style-name="P49">&gt; +.</text:p>
      <text:p text:style-name="P39"><text:span text:style-name="T33">52. What is meant by ‘x+=y’ and ‘x*=y’ </text:span><text:span text:style-name="T35">and ‘x/=y’ and ‘x%=y’</text:span><text:span text:style-name="T33">?</text:span></text:p>
      <text:p text:style-name="P49">&gt; x+=y means x=x+y and x*=y means x=x*y</text:p>
      <text:p text:style-name="P50">x*=y means x= x*y and x%=y means x=x%y</text:p>
      <text:p text:style-name="P51">53. What are the JavaScript comparison operators?</text:p>
      <text:p text:style-name="P51">&gt; <text:s/></text:p>
      <text:p text:style-name="P51">== equal to </text:p>
      <text:p text:style-name="P51">=== equal value and equal type</text:p>
      <text:p text:style-name="P51">!= not equal</text:p>
      <text:p text:style-name="P51">&gt;= greater than or equal to </text:p>
      <text:p text:style-name="P51">&lt;= less than or equal to</text:p>
      <text:p text:style-name="P71">? ternary operator</text:p>
      <text:p text:style-name="P52">5<text:span text:style-name="T41">4</text:span>. What are the JavaScript <text:span text:style-name="T40">logical</text:span> operators?</text:p>
      <text:p text:style-name="P55">&gt;</text:p>
      <text:p text:style-name="P55">&amp;&amp; : logical and</text:p>
      <text:p text:style-name="P55">|| : logical or</text:p>
      <text:p text:style-name="P55">! : logical not</text:p>
      <text:p text:style-name="P53">5<text:span text:style-name="T42">5</text:span>. What are the JavaScript <text:span text:style-name="T43">Type</text:span> operators?</text:p>
      <text:p text:style-name="P56">&gt; </text:p>
      <text:p text:style-name="P57"><text:span text:style-name="T26">type of</text:span> : returns the type of a variable</text:p>
      <text:p text:style-name="P70">instanceof : returns true if an object in an instance of an object type</text:p>
      <text:p text:style-name="P54"/>
      <text:p text:style-name="P54"/>
      <text:p text:style-name="P54"><text:soft-page-break/>5<text:span text:style-name="T44">6</text:span>. What are the JavaScript <text:span text:style-name="T44">bitwise</text:span> operators?</text:p>
      <text:p text:style-name="P58">&gt; Bitwise operators work on 32 bits numbers. Any numeric operand in the operation is converted into a 32 bit number. The result is converted back to a JavaScript number. <text:span text:style-name="T46">(not completed)</text:span></text:p>
      <table:table table:name="bitwise-table" table:style-name="bitwise-table">
        <table:table-column table:style-name="bitwise-table.A" table:number-columns-repeated="5"/>
        <table:table-column table:style-name="bitwise-table.F"/>
        <table:table-row>
          <table:table-cell table:style-name="bitwise-table.A1" office:value-type="string">
            <text:p text:style-name="P73">Operator</text:p>
          </table:table-cell>
          <table:table-cell table:style-name="bitwise-table.A1" office:value-type="string">
            <text:p text:style-name="P73">Description</text:p>
          </table:table-cell>
          <table:table-cell table:style-name="bitwise-table.A1" office:value-type="string">
            <text:p text:style-name="P73">Example </text:p>
          </table:table-cell>
          <table:table-cell table:style-name="bitwise-table.A1" office:value-type="string">
            <text:p text:style-name="P73">Same as</text:p>
          </table:table-cell>
          <table:table-cell table:style-name="bitwise-table.A1" office:value-type="string">
            <text:p text:style-name="P73">Result </text:p>
          </table:table-cell>
          <table:table-cell table:style-name="bitwise-table.F1" office:value-type="string">
            <text:p text:style-name="P73">Decimal</text:p>
          </table:table-cell>
        </table:table-row>
        <table:table-row>
          <table:table-cell table:style-name="bitwise-table.A2" office:value-type="string">
            <text:p text:style-name="P73">&amp;</text:p>
          </table:table-cell>
          <table:table-cell table:style-name="bitwise-table.A2" office:value-type="string">
            <text:p text:style-name="P73">AND</text:p>
          </table:table-cell>
          <table:table-cell table:style-name="bitwise-table.A2" office:value-type="string">
            <text:p text:style-name="P73">5&amp;1</text:p>
          </table:table-cell>
          <table:table-cell table:style-name="bitwise-table.A2" office:value-type="string">
            <text:p text:style-name="P73">0101 &amp;0001</text:p>
          </table:table-cell>
          <table:table-cell table:style-name="bitwise-table.A2" office:value-type="string">
            <text:p text:style-name="P74">0001</text:p>
          </table:table-cell>
          <table:table-cell table:style-name="bitwise-table.F2" office:value-type="string">
            <text:p text:style-name="P74">1</text:p>
          </table:table-cell>
        </table:table-row>
        <table:table-row>
          <table:table-cell table:style-name="bitwise-table.A2" office:value-type="string">
            <text:p text:style-name="P74">|</text:p>
          </table:table-cell>
          <table:table-cell table:style-name="bitwise-table.A2" office:value-type="string">
            <text:p text:style-name="P74">OR</text:p>
          </table:table-cell>
          <table:table-cell table:style-name="bitwise-table.A2" office:value-type="string">
            <text:p text:style-name="P74">5|1</text:p>
          </table:table-cell>
          <table:table-cell table:style-name="bitwise-table.A2" office:value-type="string">
            <text:p text:style-name="P74"><text:span text:style-name="T45">0101</text:span> <text:span text:style-name="T45">|1 </text:span></text:p>
          </table:table-cell>
          <table:table-cell table:style-name="bitwise-table.A2" office:value-type="string">
            <text:p text:style-name="P75">0101</text:p>
          </table:table-cell>
          <table:table-cell table:style-name="bitwise-table.F2" office:value-type="string">
            <text:p text:style-name="P75">5</text:p>
          </table:table-cell>
        </table:table-row>
        <table:table-row>
          <table:table-cell table:style-name="bitwise-table.A2" office:value-type="string">
            <text:p text:style-name="P75">~</text:p>
          </table:table-cell>
          <table:table-cell table:style-name="bitwise-table.A2" office:value-type="string">
            <text:p text:style-name="P75">NOT</text:p>
          </table:table-cell>
          <table:table-cell table:style-name="bitwise-table.A2" office:value-type="string">
            <text:p text:style-name="P75">~5</text:p>
          </table:table-cell>
          <table:table-cell table:style-name="bitwise-table.A2" office:value-type="string">
            <text:p text:style-name="P75">~0101</text:p>
          </table:table-cell>
          <table:table-cell table:style-name="bitwise-table.A2" office:value-type="string">
            <text:p text:style-name="P75">1010</text:p>
          </table:table-cell>
          <table:table-cell table:style-name="bitwise-table.F2" office:value-type="string">
            <text:p text:style-name="P75">10</text:p>
          </table:table-cell>
        </table:table-row>
        <table:table-row>
          <table:table-cell table:style-name="bitwise-table.A2" office:value-type="string">
            <text:p text:style-name="P75">^</text:p>
          </table:table-cell>
          <table:table-cell table:style-name="bitwise-table.A2" office:value-type="string">
            <text:p text:style-name="P75">XOR</text:p>
          </table:table-cell>
          <table:table-cell table:style-name="bitwise-table.A2" office:value-type="string">
            <text:p text:style-name="P75">5^1</text:p>
          </table:table-cell>
          <table:table-cell table:style-name="bitwise-table.A2" office:value-type="string">
            <text:p text:style-name="P75">0101 ^ 1 </text:p>
          </table:table-cell>
          <table:table-cell table:style-name="bitwise-table.A2" office:value-type="string">
            <text:p text:style-name="P72"/>
          </table:table-cell>
          <table:table-cell table:style-name="bitwise-table.F2" office:value-type="string">
            <text:p text:style-name="P72"/>
          </table:table-cell>
        </table:table-row>
        <table:table-row>
          <table:table-cell table:style-name="bitwise-table.A2" office:value-type="string">
            <text:p text:style-name="P76">&lt;&lt;</text:p>
          </table:table-cell>
          <table:table-cell table:style-name="bitwise-table.A2" office:value-type="string">
            <text:p text:style-name="P76">Zero fill left shift</text:p>
          </table:table-cell>
          <table:table-cell table:style-name="bitwise-table.A2" office:value-type="string">
            <text:p text:style-name="P76">5&lt;&lt;1</text:p>
          </table:table-cell>
          <table:table-cell table:style-name="bitwise-table.A2" office:value-type="string">
            <text:p text:style-name="P77"/>
          </table:table-cell>
          <table:table-cell table:style-name="bitwise-table.A2" office:value-type="string">
            <text:p text:style-name="P77"/>
          </table:table-cell>
          <table:table-cell table:style-name="bitwise-table.F2" office:value-type="string">
            <text:p text:style-name="P77"/>
          </table:table-cell>
        </table:table-row>
        <table:table-row>
          <table:table-cell table:style-name="bitwise-table.A2" office:value-type="string">
            <text:p text:style-name="P76">&gt;&gt;</text:p>
          </table:table-cell>
          <table:table-cell table:style-name="bitwise-table.A2" office:value-type="string">
            <text:p text:style-name="P76">Signed right shift</text:p>
          </table:table-cell>
          <table:table-cell table:style-name="bitwise-table.A2" office:value-type="string">
            <text:p text:style-name="P76">5&gt;&gt;1</text:p>
          </table:table-cell>
          <table:table-cell table:style-name="bitwise-table.A2" office:value-type="string">
            <text:p text:style-name="P77"/>
          </table:table-cell>
          <table:table-cell table:style-name="bitwise-table.A2" office:value-type="string">
            <text:p text:style-name="P77"/>
          </table:table-cell>
          <table:table-cell table:style-name="bitwise-table.F2" office:value-type="string">
            <text:p text:style-name="P77"/>
          </table:table-cell>
        </table:table-row>
        <table:table-row>
          <table:table-cell table:style-name="bitwise-table.A2" office:value-type="string">
            <text:p text:style-name="P76">&gt;&gt;&gt;</text:p>
          </table:table-cell>
          <table:table-cell table:style-name="bitwise-table.A2" office:value-type="string">
            <text:p text:style-name="P76">Zero fill right shift</text:p>
          </table:table-cell>
          <table:table-cell table:style-name="bitwise-table.A2" office:value-type="string">
            <text:p text:style-name="P76">&gt;&gt;&gt;1</text:p>
          </table:table-cell>
          <table:table-cell table:style-name="bitwise-table.A2" office:value-type="string">
            <text:p text:style-name="P77"/>
          </table:table-cell>
          <table:table-cell table:style-name="bitwise-table.A2" office:value-type="string">
            <text:p text:style-name="P77"/>
          </table:table-cell>
          <table:table-cell table:style-name="bitwise-table.F2" office:value-type="string">
            <text:p text:style-name="P77"/>
          </table:table-cell>
        </table:table-row>
      </table:table>
      <text:p text:style-name="P58"/>
      <text:p text:style-name="P59">57. What is operator and operands?</text:p>
      <text:p text:style-name="P59">&gt; The number (in an arithmetic operation) are called operands.</text:p>
      <text:p text:style-name="P59">The operation (to be performed between the two operands) is defined by an operator.</text:p>
      <text:p text:style-name="P60">58. What is operator Precedence?</text:p>
      <text:p text:style-name="P60">&gt; Operator precedence describes the order in which operations are performed in an arithmetic expression.</text:p>
      <text:p text:style-name="P60">59. Discuss the JavaScript Operator Precedence Values.</text:p>
      <text:p text:style-name="P60">&gt; </text:p>
      <text:p text:style-name="P60">value <text:s/><text:tab/><text:tab/>operator<text:tab/>Description<text:tab/><text:tab/>Example</text:p>
      <text:p text:style-name="P60">20 <text:tab/><text:tab/>()<text:tab/><text:tab/>Expression grouping<text:tab/>(3+4)</text:p>
      <text:p text:style-name="P60">19<text:tab/><text:tab/>.<text:tab/><text:tab/>Member<text:tab/><text:tab/>person.name</text:p>
      <text:p text:style-name="P60">19<text:tab/><text:tab/>[]<text:tab/><text:tab/>Member<text:tab/><text:tab/>person[“name”]</text:p>
      <text:p text:style-name="P60">19<text:tab/><text:tab/>()<text:tab/><text:tab/>Function Cell<text:tab/><text:tab/>myFunction()</text:p>
      <text:p text:style-name="P60">19 <text:tab/><text:tab/>new<text:tab/><text:tab/>Create<text:tab/><text:tab/><text:tab/>new Date()</text:p>
      <text:p text:style-name="P60">17<text:tab/><text:tab/>++<text:tab/><text:tab/>Postfix Increment<text:tab/>i++</text:p>
      <text:p text:style-name="P60">17<text:tab/><text:tab/>–<text:tab/><text:tab/>Postfix decrement<text:tab/>i--</text:p>
      <text:p text:style-name="P61">16<text:tab/><text:tab/>++ <text:tab/><text:tab/>Prefix<text:tab/>increment<text:tab/><text:span text:style-name="T47">++i</text:span></text:p>
      <text:p text:style-name="P62">16<text:tab/><text:tab/>–<text:tab/><text:tab/>Prefix decrement<text:tab/>--i</text:p>
      <text:p text:style-name="P62">16<text:tab/><text:tab/>!<text:tab/><text:tab/>Logical not<text:tab/><text:tab/>!(x==y)</text:p>
      <text:p text:style-name="P62">16<text:tab/><text:tab/>typeof<text:tab/><text:tab/>Type<text:tab/><text:tab/><text:tab/>typeof x</text:p>
      <text:p text:style-name="P62">15<text:tab/><text:tab/>**<text:tab/><text:tab/>Exponentiation<text:tab/>10**2</text:p>
      <text:p text:style-name="P62">14<text:tab/><text:tab/>*<text:tab/><text:tab/>Multiplication<text:tab/><text:tab/>10*5</text:p>
      <text:p text:style-name="P62">14<text:tab/><text:tab/>/<text:tab/><text:tab/>Division<text:tab/><text:tab/>10/5</text:p>
      <text:p text:style-name="P62">14<text:tab/><text:tab/>%<text:tab/><text:tab/>Division Remainder<text:tab/>10%5</text:p>
      <text:p text:style-name="P62">12<text:tab/><text:tab/>&lt;&lt; <text:tab/><text:tab/>Shift left<text:tab/><text:tab/>x&lt;&lt;2</text:p>
      <text:p text:style-name="P62">12<text:tab/><text:tab/>&gt;&gt;<text:tab/><text:tab/>Shift right<text:tab/><text:tab/>x&gt;&gt;2</text:p>
      <text:p text:style-name="P62">12<text:tab/><text:tab/>&gt;&gt;&gt;<text:tab/><text:tab/>Shift right(unsigned)<text:tab/>x&gt;&gt;&gt;2</text:p>
      <text:p text:style-name="P62">11<text:tab/><text:tab/>in<text:tab/><text:tab/>Property in object<text:tab/>“PI” in Math</text:p>
      <text:p text:style-name="P62">11<text:tab/><text:tab/>instanceof<text:tab/>Instance of object<text:tab/>instanceof Array</text:p>
      <text:p text:style-name="P62">10<text:tab/><text:tab/>===<text:tab/><text:tab/>strict equal<text:tab/><text:tab/>x === y</text:p>
      <text:p text:style-name="P62">10<text:tab/><text:tab/>!==<text:tab/><text:tab/>Strict unequal<text:tab/><text:tab/>x !== y</text:p>
      <text:p text:style-name="P62">9<text:tab/><text:tab/>&amp;<text:tab/><text:tab/>Bitwise AND<text:tab/><text:tab/>x&amp;y</text:p>
      <text:p text:style-name="P62">8 <text:tab/><text:tab/>^<text:tab/><text:tab/>Bitwise XOR<text:tab/><text:tab/>x^y</text:p>
      <text:p text:style-name="P62">7<text:tab/><text:tab/>|<text:tab/><text:tab/>Bitwise OR<text:tab/><text:tab/>x|y</text:p>
      <text:p text:style-name="P62"><text:soft-page-break/>4<text:tab/>?:<text:tab/><text:tab/><text:tab/>Condition<text:tab/><text:tab/>? “Yes’ : “No”</text:p>
      <text:p text:style-name="P62">3<text:tab/>&gt;&gt;=<text:tab/><text:tab/><text:tab/>Assignment<text:tab/><text:tab/>x&gt;&gt;=y</text:p>
      <text:p text:style-name="P61"><text:span text:style-name="T47">3<text:tab/>&gt;&gt;=</text:span><text:tab/><text:tab/><text:tab/></text:p>
      <text:p text:style-name="P62">3<text:tab/>&amp;=</text:p>
      <text:p text:style-name="P62">3<text:tab/>^=</text:p>
      <text:p text:style-name="P62">3<text:tab/>|=</text:p>
      <text:p text:style-name="P62">2<text:tab/>yield<text:tab/><text:tab/><text:tab/>Pause Function <text:tab/><text:tab/><text:span text:style-name="T48">yield x</text:span></text:p>
      <text:p text:style-name="P62">1<text:tab/>, <text:tab/><text:tab/><text:tab/>Comma<text:tab/><text:tab/><text:tab/><text:span text:style-name="T48">5,6</text:span></text:p>
      <text:p text:style-name="P62"/>
      <text:p text:style-name="P63">60. Discuss the concept of Data type.</text:p>
      <text:p text:style-name="P63">&gt; In programming, data types is an important concept. To be able to operate on variables, it is important to know some<text:span text:style-name="T49">thing about the type. Without data types, a computer cannot safely solve this.</text:span></text:p>
      <text:p text:style-name="P64">61. Why JavaScript types are dynamic?</text:p>
      <text:p text:style-name="P64">&gt; JavaScript has dynamic types. This means that the same variable can be used to hold different data types.</text:p>
      <text:p text:style-name="P65">62. What is the important thing about JavaScript Numbers?</text:p>
      <text:p text:style-name="P65">&gt; JavaScript has only one type of numbers. Numbers can be written with or without decimals.</text:p>
      <text:p text:style-name="P65">It won’t print at 15<text:span text:style-name="T50">th</text:span> position after decimal rather it will print about 14<text:span text:style-name="T50">th</text:span> position. <text:span text:style-name="T51">Extra large or extra small numbers can be written with scientific (exponential) notation.</text:span></text:p>
      <text:p text:style-name="P65"/>
      <text:p text:style-name="P78">Last topic was: JavaScript Data types</text:p>
      <text:p text:style-name="P66">27–10-18</text:p>
      <text:p text:style-name="P66"/>
      <text:list xml:id="list2928737641" text:style-name="L1">
        <text:list-item>
          <text:p text:style-name="P79">Write down short note on JavaScript Booleans.</text:p>
        </text:list-item>
      </text:list>
      <text:p text:style-name="P67"><text:tab/>&gt; Booleans can only have two values :true or false. Booleans are often used in conditional testing.</text:p>
      <text:p text:style-name="P67"/>
      <text:list xml:id="list192532443700592" text:continue-numbering="true" text:style-name="L1">
        <text:list-item>
          <text:p text:style-name="P79">What is meant by JavaScript Arrays?</text:p>
        </text:list-item>
      </text:list>
      <text:p text:style-name="P67"><text:tab/>&gt; JavaScript arrays are written with square brackets. Array items are separated by commas. <text:span text:style-name="T52">Array indexes are zero-based, which means first item is [0], second item is [1] and so on.</text:span></text:p>
      <text:list xml:id="list192532423027347" text:continue-numbering="true" text:style-name="L1">
        <text:list-item>
          <text:p text:style-name="P79"><text:s/><text:span text:style-name="T52">What is meant by JavaScript Objects?</text:span></text:p>
        </text:list-item>
      </text:list>
      <text:p text:style-name="P67"><text:tab/><text:span text:style-name="T52">JavaScript objects are written with curly braces. Object properties are written as name: value pairs, separated by commas. Inside the object is like css which means we have to use colon and different from css is we should not use semicolon instead we should use commas after each property. One more thing at the end of curly brace for the object there should be a semicolon.</text:span></text:p>
      <text:list xml:id="list192531721152819" text:continue-numbering="true" text:style-name="L1">
        <text:list-item>
          <text:p text:style-name="P83">What is meant by typeof Operator?</text:p>
        </text:list-item>
      </text:list>
      <text:p text:style-name="P68"><text:tab/><text:span text:style-name="T53">We can use the Javascript typeof operator to find the type of a JavaScript variable. The typeof operator returns the type of a variable or an expression. Whenever we are using typeof operator to identify the type of the variable, we have to be very careful to write it such a way that is : using concatenation after each typeof is being declared, and finishing with semicolon. And one more thing : if we use “&lt;br&gt;” inside the typeof operator it won’t be counted.</text:span></text:p>
      <text:p text:style-name="P68"/>
      <text:list xml:id="list192531946230217" text:continue-numbering="true" text:style-name="L1">
        <text:list-item>
          <text:p text:style-name="P84">What is meant by Undefined in JavaScript?</text:p>
        </text:list-item>
      </text:list>
      <text:p text:style-name="P69"><text:tab/>In JavaScript, a variable without a value, has the undefined. The typeof is also undefined.</text:p>
      <text:list xml:id="list192532511919995" text:continue-numbering="true" text:style-name="L1">
        <text:list-item>
          <text:p text:style-name="P80"><text:span text:style-name="T54">What is an empty values?</text:span></text:p>
        </text:list-item>
      </text:list>
      <text:p text:style-name="P81"><text:tab/><text:span text:style-name="T54">An empty value has nothing to do with undefined. An empty string has both a legal value and a type.</text:span></text:p>
      <text:list xml:id="list192532806999357" text:continue-numbering="true" text:style-name="L1">
        <text:list-item>
          <text:p text:style-name="P85">What is null in JavaScript?</text:p>
        </text:list-item>
      </text:list>
      <text:p text:style-name="P86"><text:tab/>In JavaScript null is “nothing ”. It is supposed to be something that doesn’t exist. Unfortunately, in JavaScript, the data type of null is an object.</text:p>
      <text:list xml:id="list192532511429799" text:continue-numbering="true" text:style-name="L1">
        <text:list-item>
          <text:p text:style-name="P80"><text:s/><text:span text:style-name="T55">What is the difference between undefined and null?</text:span></text:p>
        </text:list-item>
      </text:list>
      <text:p text:style-name="P81"><text:soft-page-break/><text:tab/><text:span text:style-name="T55">Undefined and null are equal in value but different in type. Null is an object type where as undefined in an undefined type. === defines the type where as == defines the value.</text:span></text:p>
      <text:list xml:id="list192532137713134" text:continue-numbering="true" text:style-name="L1">
        <text:list-item>
          <text:p text:style-name="P79"><text:s/><text:span text:style-name="T56">What is primitive data?</text:span></text:p>
        </text:list-item>
      </text:list>
      <text:p text:style-name="P67"><text:tab/><text:span text:style-name="T56">A primitive data value is a single data value with no additional properties and methods.</text:span></text:p>
      <text:p text:style-name="P87"><text:tab/>The typeof operator can return one of these primitive types:</text:p>
      <text:p text:style-name="P87"><text:tab/>a. string</text:p>
      <text:p text:style-name="P87"><text:tab/>b. number</text:p>
      <text:p text:style-name="P87"><text:tab/>c. boolean</text:p>
      <text:p text:style-name="P87"><text:tab/>d. undefined</text:p>
      <text:list xml:id="list192533006961814" text:continue-numbering="true" text:style-name="L1">
        <text:list-item>
          <text:p text:style-name="P79"><text:s/><text:span text:style-name="T57">What is meant by complex data?</text:span></text:p>
        </text:list-item>
      </text:list>
      <text:p text:style-name="P67"><text:tab/><text:span text:style-name="T57">The typeof oeperator can return one of two complex types:</text:span></text:p>
      <text:p text:style-name="P67"><text:tab/><text:span text:style-name="T57">a. function<text:tab/>b. object</text:span></text:p>
      <text:p text:style-name="P67"><text:tab/><text:span text:style-name="T58">The typeof operator returns object for both object, arrays and null.</text:span></text:p>
      <text:p text:style-name="P88"><text:tab/>The typeof operator does not return object for funcitons.</text:p>
      <text:list xml:id="list192533569281806" text:continue-numbering="true" text:style-name="L1">
        <text:list-item>
          <text:p text:style-name="P79"><text:s text:c="2"/><text:span text:style-name="T59">What is JavaScript function?</text:span></text:p>
        </text:list-item>
      </text:list>
      <text:p text:style-name="P67"><text:tab/><text:span text:style-name="T59">A JavaScript function is a block of code designed to perform a particular task. A JavaScript function is executed when “something ” invokes it (calls it).</text:span></text:p>
      <text:list xml:id="list192533311506450" text:continue-numbering="true" text:style-name="L1">
        <text:list-item>
          <text:p text:style-name="P79"><text:s/><text:span text:style-name="T60">What is meant by JavaScript syntax?</text:span></text:p>
        </text:list-item>
      </text:list>
      <text:p text:style-name="P67"><text:tab/><text:span text:style-name="T60">A JavaScript function is defined with the function keyword, followed by a name, followed by parentheses ().</text:span></text:p>
      <text:p text:style-name="P67"><text:tab/><text:span text:style-name="T60">Function name can contain letters, digits, underscores, and dollar signs(same rules as variable except there was no letter allowed).</text:span></text:p>
      <text:list xml:id="list192532968668091" text:continue-numbering="true" text:style-name="L1">
        <text:list-item>
          <text:p text:style-name="P79"><text:s/><text:span text:style-name="T61">Where function parameters are listed?</text:span></text:p>
        </text:list-item>
      </text:list>
      <text:p text:style-name="P67"><text:tab/><text:span text:style-name="T61">Function parameters are listed inside the parantheses () in the function defination.</text:span></text:p>
      <text:list xml:id="list192532385031710" text:continue-numbering="true" text:style-name="L1">
        <text:list-item>
          <text:p text:style-name="P79"><text:s text:c="2"/><text:span text:style-name="T61">What is function argument?</text:span></text:p>
        </text:list-item>
      </text:list>
      <text:p text:style-name="P67"><text:tab/><text:span text:style-name="T61">Function arguments are the values received by the function when it is invoked. Inside the function , the arguments (the parameters) behave as local variables. A function is much the same as a procedure or a subroutine , in other programming languages.</text:span></text:p>
      <text:list xml:id="list192533132861745" text:continue-numbering="true" text:style-name="L1">
        <text:list-item>
          <text:p text:style-name="P79"><text:s text:c="2"/><text:span text:style-name="T62">What is meant by function return?</text:span></text:p>
        </text:list-item>
      </text:list>
      <text:p text:style-name="P67"><text:tab/><text:span text:style-name="T62">When JavaScript reaches a return statement, the function will stop executing. If the function was invoked from a statement. JavaScript will “return” to execute the code after the invoking statement. Funciton oftern compute a return value. The return value is “returned” back to “caller”.</text:span> </text:p>
      <text:list xml:id="list192531959853514" text:continue-numbering="true" text:style-name="L1">
        <text:list-item>
          <text:p text:style-name="P79"><text:s text:c="3"/><text:span text:style-name="T62">What is the purpose of using function?</text:span></text:p>
        </text:list-item>
      </text:list>
      <text:p text:style-name="P67"><text:tab/><text:span text:style-name="T62">We can reuse code: Define the code once and use it many times. We can use the same code many times with different arguments, to produce different results.</text:span></text:p>
      <text:list xml:id="list192532921786196" text:continue-numbering="true" text:style-name="L1">
        <text:list-item>
          <text:p text:style-name="P79"><text:s text:c="3"/><text:span text:style-name="T63">Which operator invokes the function?</text:span></text:p>
        </text:list-item>
      </text:list>
      <text:p text:style-name="P67"><text:tab/><text:span text:style-name="T63">Actually () operator invokes the function.</text:span></text:p>
      <text:list xml:id="list192533068541210" text:continue-numbering="true" text:style-name="L1">
        <text:list-item>
          <text:p text:style-name="P79"><text:s text:c="3"/><text:span text:style-name="T63">Can we use functions as variable values?</text:span></text:p>
        </text:list-item>
      </text:list>
      <text:p text:style-name="P67"><text:tab/><text:span text:style-name="T63">Yes we can use . Functions can be used the same way as we use variables, in all types of formulas, assignments, and calculations.</text:span></text:p>
      <text:list xml:id="list192533204699048" text:continue-numbering="true" text:style-name="L1">
        <text:list-item>
          <text:p text:style-name="P79"><text:s/><text:span text:style-name="T64">What is local variable?</text:span></text:p>
        </text:list-item>
      </text:list>
      <text:p text:style-name="P67"><text:tab/><text:span text:style-name="T64">Variables declared within a JavaScript function, become Local to the function. Local variables can only be accessed from within the function.</text:span></text:p>
      <text:list xml:id="list192532368095366" text:continue-numbering="true" text:style-name="L1">
        <text:list-item>
          <text:p text:style-name="P79"><text:s text:c="2"/></text:p>
        </text:list-item>
        <text:list-item>
          <text:p text:style-name="P79"><text:s/></text:p>
        </text:list-item>
        <text:list-item>
          <text:p text:style-name="P79"><text:s text:c="2"/></text:p>
        </text:list-item>
        <text:list-item>
          <text:p text:style-name="P79"><text:s/></text:p>
        </text:list-item>
        <text:list-item>
          <text:p text:style-name="P79"><text:s text:c="2"/></text:p>
        </text:list-item>
        <text:list-item>
          <text:p text:style-name="P79"><text:s text:c="2"/></text:p>
        </text:list-item>
        <text:list-item>
          <text:p text:style-name="P79"><text:s/></text:p>
        </text:list-item>
        <text:list-item>
          <text:p text:style-name="P79"><text:s text:c="2"/></text:p>
        </text:list-item>
        <text:list-item>
          <text:p text:style-name="P79"><text:s/></text:p>
        </text:list-item>
        <text:list-item>
          <text:p text:style-name="P79"><text:soft-page-break/><text:s/></text:p>
        </text:list-item>
        <text:list-item>
          <text:p text:style-name="P79"><text:s text:c="2"/></text:p>
        </text:list-item>
        <text:list-item>
          <text:p text:style-name="P79"><text:s/></text:p>
        </text:list-item>
        <text:list-item>
          <text:p text:style-name="P79"><text:s/></text:p>
        </text:list-item>
        <text:list-item>
          <text:p text:style-name="P79"><text:s/></text:p>
        </text:list-item>
        <text:list-item>
          <text:p text:style-name="P79"><text:s text:c="2"/></text:p>
        </text:list-item>
        <text:list-item>
          <text:p text:style-name="P79"><text:s/></text:p>
        </text:list-item>
        <text:list-item>
          <text:p text:style-name="P79"><text:s/></text:p>
        </text:list-item>
        <text:list-item>
          <text:p text:style-name="P79"><text:s/></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4"/></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 text:c="2"/></text:p>
        </text:list-item>
        <text:list-item>
          <text:p text:style-name="P79"><text:s/></text:p>
        </text:list-item>
        <text:list-item>
          <text:p text:style-name="P79"><text:s text:c="2"/></text:p>
        </text:list-item>
        <text:list-item>
          <text:p text:style-name="P79"><text:s/></text:p>
        </text:list-item>
        <text:list-item>
          <text:p text:style-name="P79"><text:s/></text:p>
        </text:list-item>
      </text:list>
      <text:p text:style-name="P67"><text:s/></text:p>
      <text:p text:style-name="P67"><text:s text:c="2"/></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58:03.184451405</meta:creation-date>
    <meta:generator>LibreOffice/6.1.3.1$Linux_X86_64 LibreOffice_project/10$Build-1</meta:generator>
    <dc:date>2018-10-27T19:14:48.863688547</dc:date>
    <meta:editing-duration>PT11H10M32S</meta:editing-duration>
    <meta:editing-cycles>119</meta:editing-cycles>
    <meta:document-statistic meta:table-count="1" meta:image-count="0" meta:object-count="0" meta:page-count="7" meta:paragraph-count="308" meta:word-count="2518" meta:character-count="14540" meta:non-whitespace-character-count="12066"/>
  </office:meta>
</office:document-meta>
</file>